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200000041A8C51971F.jpg"/>
  <manifest:file-entry manifest:media-type="image/jpeg" manifest:full-path="Pictures/10000000000002F4000003F0E57CD90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 style:list-style-name="L2">
      <style:text-properties fo:font-size="13pt" style:font-size-asian="13pt" style:font-size-complex="13pt"/>
    </style:style>
    <style:style style:name="P3" style:family="paragraph" style:parent-style-name="Standard" style:list-style-name="L2">
      <style:text-properties fo:font-size="13pt" style:font-size-asian="13pt" style:language-asian="ja" style:country-asian="JP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elf] res free# JVEMV6 46#6.5_3 / 46. art / 6. va / 5. free painting / 20191023_073906</text:p>
      <text:p text:style-name="P1"/>
      <text:list xml:id="list2072679349185696595" text:style-name="L2">
        <text:list-item>
          <text:p text:style-name="P2">WORK-1</text:p>
          <text:list>
            <text:list-item>
              <text:p text:style-name="P2">new file</text:p>
              <text:list>
                <text:list-item>
                  <text:p text:style-name="P2">46#6.5_3.xcf // C:\WORKS_2\WS\WS_Others.Art\JVEMV6\46_art\6_visual-arts\5_free-painting</text:p>
                </text:list-item>
              </text:list>
            </text:list-item>
            <text:list-item>
              <text:p text:style-name="P2"><draw:frame draw:style-name="fr1" draw:name="グラフィックス2" text:anchor-type="paragraph" svg:x="6.107cm" svg:y="1.926cm" svg:width="4.316cm" svg:height="5.756cm" draw:z-index="1"><draw:image xlink:href="Pictures/10000000000002F4000003F0E57CD90F.jpg" xlink:type="simple" xlink:show="embed" xlink:actuate="onLoad"/></draw:frame>import image : 2019-10-23_00-24-38_000.jpg // C:\WORKS_2\WS\WS_Others.Art\JVEMV6\46_art\6_visual-arts\5_free-painting\3_</text:p>
            </text:list-item>
            <text:list-item>
              <text:p text:style-name="P2">DUP : new layer → L-1</text:p>
            </text:list-item>
            <text:list-item>
              <text:p text:style-name="P2">PLAY-1 : L-1</text:p>
              <text:list>
                <text:list-item>
                  <text:p text:style-name="P3">色 &gt; カラーバランス</text:p>
                  <text:list>
                    <text:list-item>
                      <text:p text:style-name="P3">-100</text:p>
                    </text:list-item>
                  </text:list>
                </text:list-item>
              </text:list>
            </text:list-item>
            <text:list-item>
              <text:p text:style-name="P2">DUP : L-1 → L-1.1</text:p>
              <text:list>
                <text:list-item>
                  <text:p text:style-name="P3">フィルター &gt; 変形 &gt; エンボス</text:p>
                </text:list-item>
                <text:list-item>
                  <text:p text:style-name="P3">不透明度　=&gt;　74.2</text:p>
                </text:list-item>
                <text:list-item>
                  <text:p text:style-name="P3"><draw:frame draw:style-name="fr1" draw:name="グラフィックス1" text:anchor-type="paragraph" svg:x="5.519cm" svg:y="0.889cm" svg:width="5.964cm" svg:height="7.828cm" draw:z-index="0"><draw:image xlink:href="Pictures/10000000000003200000041A8C51971F.jpg" xlink:type="simple" xlink:show="embed" xlink:actuate="onLoad"/></draw:frame>EXPORT : 46#6.5_3.(1).png</text:p>
                </text:list-item>
                <text:list-item>
                  <text:p text:style-name="P3"/>
                </text:list-item>
              </text:list>
            </text:list-item>
          </text:list>
        </text:list-item>
      </text:list>
      <text:p text:style-name="P1"/>
      <text:p text:style-name="P1"/>
      <text:p text:style-name="P1"><text:soft-page-break/></text:p>
      <text:p text:style-name="P1"/>
      <text:p text:style-name="P1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23T07:38:17.92</meta:creation-date>
    <dc:date>2019-10-23T08:07:45.45</dc:date>
    <dc:creator>iwabuchi ken</dc:creator>
    <meta:editing-duration>PT29M25S</meta:editing-duration>
    <meta:editing-cycles>6</meta:editing-cycles>
    <meta:generator>OpenOffice/4.1.3$Win32 OpenOffice.org_project/413m1$Build-9783</meta:generator>
    <meta:document-statistic meta:table-count="0" meta:image-count="2" meta:object-count="0" meta:page-count="2" meta:paragraph-count="14" meta:word-count="90" meta:character-count="505"/>
  </office:meta>
</office:document-meta>
</file>